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groove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order-bottom="none" fo:border-left="none" fo:border-right="0.99pt groove #000000" fo:border-top="0.99pt groove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groove #000000" fo:border-left="0.99pt groove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99pt groove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5"/>
          <table:table-cell table:style-name="ce7" office:value-type="string" calcext:value-type="string" table:number-columns-spanned="2" table:number-rows-spanned="1">
            <text:p>Iterations</text:p>
          </table:table-cell>
          <table:covered-table-cell table:style-name="ce5"/>
          <table:table-cell table:style-name="ce7" office:value-type="string" calcext:value-type="string" table:number-columns-spanned="3" table:number-rows-spanned="1">
            <text:p>Energy Eigenvalue</text:p>
          </table:table-cell>
          <table:covered-table-cell table:style-name="ce9"/>
          <table:covered-table-cell table:style-name="ce5"/>
        </table:table-row>
        <table:table-row table:style-name="ro1">
          <table:table-cell table:style-name="ce1" office:value-type="string" calcext:value-type="string">
            <text:p>number wavevectors</text:p>
          </table:table-cell>
          <table:table-cell table:style-name="ce1" office:value-type="string" calcext:value-type="string">
            <text:p>number plane waves</text:p>
          </table:table-cell>
          <table:table-cell table:style-name="ce3" office:value-type="string" calcext:value-type="string">
            <text:p>Steepest Descent</text:p>
          </table:table-cell>
          <table:table-cell table:style-name="ce6" office:value-type="string" calcext:value-type="string">
            <text:p>Preconditioned Steepest Descent</text:p>
          </table:table-cell>
          <table:table-cell table:style-name="ce8" office:value-type="string" calcext:value-type="string">
            <text:p>Steepest Descent</text:p>
          </table:table-cell>
          <table:table-cell table:style-name="ce6" office:value-type="string" calcext:value-type="string">
            <text:p>Preconditioned Steepest Descent</text:p>
          </table:table-cell>
          <table:table-cell table:style-name="ce8" office:value-type="string" calcext:value-type="string">
            <text:p>Exact</text:p>
          </table:table-cell>
          <table:table-cell table:style-name="ce3" office:value-type="string" calcext:value-type="string">
            <text:p>Steepest Descent</text:p>
          </table:table-cell>
          <table:table-cell table:style-name="ce6" office:value-type="string" calcext:value-type="string">
            <text:p>Preconditioned Steepest Desc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2+1" office:value-type="float" office:value="21" calcext:value-type="float">
            <text:p>21</text:p>
          </table:table-cell>
          <table:table-cell table:style-name="ce4" office:value-type="float" office:value="0.00275099999" calcext:value-type="float">
            <text:p>2.75E-03</text:p>
          </table:table-cell>
          <table:table-cell office:value-type="float" office:value="0.00328300009" calcext:value-type="float">
            <text:p>3.28E-0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9.27057456772299" calcext:value-type="float">
            <text:p>-9.27057456772299</text:p>
          </table:table-cell>
          <table:table-cell office:value-type="float" office:value="-9.27057456759973" calcext:value-type="float">
            <text:p>-9.27057456759973</text:p>
          </table:table-cell>
          <table:table-cell office:value-type="float" office:value="-9.27057456401446" calcext:value-type="float">
            <text:p>-9.270574564014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2+1" office:value-type="float" office:value="61" calcext:value-type="float">
            <text:p>61</text:p>
          </table:table-cell>
          <table:table-cell table:style-name="ce4" office:value-type="float" office:value="0.0625949949" calcext:value-type="float">
            <text:p>6.26E-02</text:p>
          </table:table-cell>
          <table:table-cell office:value-type="float" office:value="0.062594" calcext:value-type="float">
            <text:p>6.26E-02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-14.6915355135047" calcext:value-type="float">
            <text:p>-14.6915355135047</text:p>
          </table:table-cell>
          <table:table-cell office:value-type="float" office:value="-14.6915355127298" calcext:value-type="float">
            <text:p>-14.6915355127298</text:p>
          </table:table-cell>
          <table:table-cell office:value-type="float" office:value="-14.6915355025803" calcext:value-type="float">
            <text:p>-14.69153550258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2+1" office:value-type="float" office:value="201" calcext:value-type="float">
            <text:p>201</text:p>
          </table:table-cell>
          <table:table-cell office:value-type="float" office:value="0.425145" calcext:value-type="float">
            <text:p>0.425145</text:p>
          </table:table-cell>
          <table:table-cell office:value-type="float" office:value="0.4434" calcext:value-type="float">
            <text:p>4.43E-01</text:p>
          </table:table-cell>
          <table:table-cell office:value-type="float" office:value="1386" calcext:value-type="float">
            <text:p>1386</text:p>
          </table:table-cell>
          <table:table-cell office:value-type="float" office:value="1267" calcext:value-type="float">
            <text:p>1267</text:p>
          </table:table-cell>
          <table:table-cell office:value-type="float" office:value="-17.5294400810879" calcext:value-type="float">
            <text:p>-17.5294400810879</text:p>
          </table:table-cell>
          <table:table-cell office:value-type="float" office:value="-17.5294400752593" calcext:value-type="float">
            <text:p>-17.5294400752593</text:p>
          </table:table-cell>
          <table:table-cell office:value-type="float" office:value="-17.5294400689646" calcext:value-type="float">
            <text:p>-17.52944006896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]*2+1" office:value-type="float" office:value="601" calcext:value-type="float">
            <text:p>601</text:p>
          </table:table-cell>
          <table:table-cell office:value-type="float" office:value="6.6989" calcext:value-type="float">
            <text:p>6.6989</text:p>
          </table:table-cell>
          <table:table-cell table:style-name="Default" office:value-type="float" office:value="7.8533" calcext:value-type="float">
            <text:p>7.8533</text:p>
          </table:table-cell>
          <table:table-cell office:value-type="float" office:value="10911" calcext:value-type="float">
            <text:p>10911</text:p>
          </table:table-cell>
          <table:table-cell office:value-type="float" office:value="8109" calcext:value-type="float">
            <text:p>8109</text:p>
          </table:table-cell>
          <table:table-cell office:value-type="float" office:value="-18.0162523170417" calcext:value-type="float">
            <text:p>-18.0162523170417</text:p>
          </table:table-cell>
          <table:table-cell table:number-columns-repeated="2" office:value-type="float" office:value="-18.0162522545092" calcext:value-type="float">
            <text:p>-18.01625225450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7]*2+1" office:value-type="float" office:value="1001" calcext:value-type="float">
            <text:p>1001</text:p>
          </table:table-cell>
          <table:table-cell office:value-type="float" office:value="6.5922" calcext:value-type="float">
            <text:p>6.5922</text:p>
          </table:table-cell>
          <table:table-cell table:style-name="Default" office:value-type="float" office:value="14.9983" calcext:value-type="float">
            <text:p>14.9983</text:p>
          </table:table-cell>
          <table:table-cell office:value-type="float" office:value="20161" calcext:value-type="float">
            <text:p>20161</text:p>
          </table:table-cell>
          <table:table-cell office:value-type="float" office:value="24924" calcext:value-type="float">
            <text:p>24924</text:p>
          </table:table-cell>
          <table:table-cell office:value-type="float" office:value="-18.0798609283732" calcext:value-type="float">
            <text:p>-18.0798609283732</text:p>
          </table:table-cell>
          <table:table-cell table:number-columns-repeated="2" office:value-type="float" office:value="-18.060733249678" calcext:value-type="float">
            <text:p>-18.060733249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2:14:24.242751781</meta:creation-date>
    <dc:date>2019-09-10T15:16:19.163394938</dc:date>
    <meta:editing-duration>PT1H21M48S</meta:editing-duration>
    <meta:editing-cycles>5</meta:editing-cycles>
    <meta:generator>LibreOffice/6.0.7.3$Linux_X86_64 LibreOffice_project/00m0$Build-3</meta:generator>
    <meta:document-statistic meta:table-count="1" meta:cell-count="57" meta:object-count="0"/>
  </office:meta>
</office:document-meta>
</file>